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u received a message via sparrow to meet with Alaira, a druid of the 3<text:span text:style-name="T1">rd</text:span> circle, outside the Eastern gate of Ostston. </text:p>
      <text:p text:style-name="Standard"/>
      <text:p text:style-name="Standard">When you reach her you see that she is exhausted and injured. She has used all of her available power to get his far. You tend to her wounds and aid her as far as you can.</text:p>
      <text:p text:style-name="Standard"/>
      <text:p text:style-name="Standard">She tells you that the Druids of Blackpine forest have been driven deeper north towards the Mountain range. There is something perverting nature, turning it against the druids. The wolf packs have been converted to something hellish that have been tracking down and killing the druids.</text:p>
      <text:p text:style-name="Standard"/>
      <text:p text:style-name="Standard">They are trying to gain aid from the Dwarves of Dar Garum but so far they have not committed to anything. </text:p>
      <text:p text:style-name="Standard"/>
      <text:p text:style-name="Standard">She has been tasked to go to the Library so beg aid from the Headmistress. This tells you how bad things are becoming as the druids of Blackpine don't have a great liking for the Sages of the Arcane.</text:p>
      <text:p text:style-name="Standard"/>
      <text:p text:style-name="Standard">After she leaves to continue her journey you head back to Ostston to meet back up with the pa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9T13:51:35.13</meta:creation-date>
    <meta:document-statistic meta:table-count="0" meta:image-count="0" meta:object-count="0" meta:page-count="1" meta:paragraph-count="6" meta:word-count="184" meta:character-count="977"/>
    <dc:date>2018-05-29T14:01:02.24</dc:date>
    <meta:editing-duration>PT9M27S</meta:editing-duration>
    <meta:editing-cycles>1</meta:editing-cycles>
    <meta:generator>OpenOffice/4.1.3$Win32 OpenOffice.org_project/413m1$Build-9783</meta:generator>
  </office:meta>
</office:document-meta>
</file>